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home/heng/anaconda3/bin/python /home/heng/dualpixelCapture/ps-device-application-2019/tmp/test2.py</text:p>
      <text:p text:style-name="Standard">=======</text:p>
      <text:p text:style-name="Standard"># Camera Actions actions</text:p>
      <text:p text:style-name="Standard"><text:s text:c="4"/>* Synchronize camera date and time with PC -- syncdatetimeutc</text:p>
      <text:p text:style-name="Standard"/>
      <text:p text:style-name="Standard"><text:s text:c="4"/>* Synchronize camera date and time with PC -- syncdatetime</text:p>
      <text:p text:style-name="Standard"/>
      <text:p text:style-name="Standard"><text:s text:c="4"/>* UI Lock -- uilock</text:p>
      <text:p text:style-name="Standard"/>
      <text:p text:style-name="Standard"><text:s text:c="4"/>* Popup Flash -- popupflash</text:p>
      <text:p text:style-name="Standard"/>
      <text:p text:style-name="Standard"><text:s text:c="4"/>* Drive Canon DSLR Autofocus -- <text:bookmark-start text:name="__DdeLink__3_1308238046"/>autofocusdrive<text:bookmark-end text:name="__DdeLink__3_1308238046"/></text:p>
      <text:p text:style-name="Standard"/>
      <text:p text:style-name="Standard"><text:s text:c="4"/>* Drive Canon DSLR Manual focus -- manualfocusdrive</text:p>
      <text:p text:style-name="Standard"><text:s text:c="8"/>Setted: None</text:p>
      <text:p text:style-name="Standard"><text:s text:c="8"/>Possibilities:</text:p>
      <text:p text:style-name="Standard"><text:s text:c="9"/>- Near 1</text:p>
      <text:p text:style-name="Standard"><text:s text:c="9"/>- Near 2</text:p>
      <text:p text:style-name="Standard"><text:s text:c="9"/>- Near 3</text:p>
      <text:p text:style-name="Standard"><text:s text:c="9"/>- None</text:p>
      <text:p text:style-name="Standard"><text:s text:c="9"/>- Far 1</text:p>
      <text:p text:style-name="Standard"><text:s text:c="9"/>- Far 2</text:p>
      <text:p text:style-name="Standard"><text:s text:c="9"/>- Far 3</text:p>
      <text:p text:style-name="Standard"/>
      <text:p text:style-name="Standard"><text:s text:c="4"/>* Cancel Canon DSLR Autofocus -- <text:bookmark-start text:name="__DdeLink__6_1308238046"/>cancelautofocus<text:bookmark-end text:name="__DdeLink__6_1308238046"/></text:p>
      <text:p text:style-name="Standard"/>
      <text:p text:style-name="Standard"><text:s text:c="4"/>* Canon EOS Zoom -- eoszoom</text:p>
      <text:p text:style-name="Standard"><text:s text:c="8"/>Setted: 0</text:p>
      <text:p text:style-name="Standard"><text:s text:c="8"/>Possibilities:</text:p>
      <text:p text:style-name="Standard"/>
      <text:p text:style-name="Standard"><text:s text:c="4"/>* Canon EOS Zoom Position -- eoszoomposition</text:p>
      <text:p text:style-name="Standard"><text:s text:c="8"/>Setted: 0,0</text:p>
      <text:p text:style-name="Standard"><text:s text:c="8"/>Possibilities:</text:p>
      <text:p text:style-name="Standard"/>
      <text:p text:style-name="Standard"><text:s text:c="4"/>* Canon EOS Viewfinder -- <text:bookmark-start text:name="__DdeLink__1_1308238046"/>viewfinder<text:bookmark-end text:name="__DdeLink__1_1308238046"/></text:p>
      <text:p text:style-name="Standard"/>
      <text:p text:style-name="Standard"><text:s text:c="4"/>* Canon EOS Remote Release -- eosremoterelease</text:p>
      <text:p text:style-name="Standard"><text:s text:c="8"/>Setted: None</text:p>
      <text:p text:style-name="Standard"><text:s text:c="8"/>Possibilities:</text:p>
      <text:p text:style-name="Standard"><text:s text:c="9"/>- None</text:p>
      <text:p text:style-name="Standard"><text:s text:c="9"/>- Press Half</text:p>
      <text:p text:style-name="Standard"><text:s text:c="9"/>- Press Full</text:p>
      <text:p text:style-name="Standard"><text:s text:c="9"/>- Release Half</text:p>
      <text:p text:style-name="Standard"><text:s text:c="9"/>- Release Full</text:p>
      <text:p text:style-name="Standard"><text:s text:c="9"/>- Immediate</text:p>
      <text:p text:style-name="Standard"><text:s text:c="9"/>- Press 1</text:p>
      <text:p text:style-name="Standard"><text:s text:c="9"/>- Press 2</text:p>
      <text:p text:style-name="Standard"><text:s text:c="9"/>- Press 3</text:p>
      <text:p text:style-name="Standard"><text:s text:c="9"/>- Release 1</text:p>
      <text:p text:style-name="Standard"><text:s text:c="9"/>- Release 2</text:p>
      <text:p text:style-name="Standard"><text:s text:c="9"/>- Release 3</text:p>
      <text:p text:style-name="Standard"><text:soft-page-break/></text:p>
      <text:p text:style-name="Standard"><text:s text:c="4"/>* Movie Mode -- eosmoviemode</text:p>
      <text:p text:style-name="Standard"/>
      <text:p text:style-name="Standard"><text:s text:c="4"/>* PTP Opcode -- opcode</text:p>
      <text:p text:style-name="Standard"><text:s text:c="8"/>Setted: 0x1001,0xparam1,0xparam2</text:p>
      <text:p text:style-name="Standard"><text:s text:c="8"/>Possibilities:</text:p>
      <text:p text:style-name="Standard"/>
      <text:p text:style-name="Standard"/>
      <text:p text:style-name="Standard"># Camera Settings settings</text:p>
      <text:p text:style-name="Standard"><text:s text:c="4"/>* Camera Date and Time -- datetimeutc</text:p>
      <text:p text:style-name="Standard"/>
      <text:p text:style-name="Standard"><text:s text:c="4"/>* Camera Date and Time -- datetime</text:p>
      <text:p text:style-name="Standard"/>
      <text:p text:style-name="Standard"><text:s text:c="4"/>* Camera Output -- output</text:p>
      <text:p text:style-name="Standard"><text:s text:c="8"/>Setted: Off</text:p>
      <text:p text:style-name="Standard"><text:s text:c="8"/>Possibilities:</text:p>
      <text:p text:style-name="Standard"><text:s text:c="9"/>- Off</text:p>
      <text:p text:style-name="Standard"><text:s text:c="9"/>- TFT</text:p>
      <text:p text:style-name="Standard"><text:s text:c="9"/>- PC</text:p>
      <text:p text:style-name="Standard"><text:s text:c="9"/>- TFT + PC</text:p>
      <text:p text:style-name="Standard"><text:s text:c="9"/>- MOBILE</text:p>
      <text:p text:style-name="Standard"><text:s text:c="9"/>- TFT + MOBILE</text:p>
      <text:p text:style-name="Standard"><text:s text:c="9"/>- PC + MOBILE</text:p>
      <text:p text:style-name="Standard"><text:s text:c="9"/>- TFT + PC + MOBILE</text:p>
      <text:p text:style-name="Standard"><text:s text:c="9"/>- MOBILE2</text:p>
      <text:p text:style-name="Standard"><text:s text:c="9"/>- TFT + MOBILE2</text:p>
      <text:p text:style-name="Standard"><text:s text:c="9"/>- PC + MOBILE2</text:p>
      <text:p text:style-name="Standard"><text:s text:c="9"/>- TFT + PC + MOBILE2</text:p>
      <text:p text:style-name="Standard"/>
      <text:p text:style-name="Standard"><text:s text:c="4"/>* Recording Destination -- movierecordtarget</text:p>
      <text:p text:style-name="Standard"><text:s text:c="8"/>Setted: None</text:p>
      <text:p text:style-name="Standard"><text:s text:c="8"/>Possibilities:</text:p>
      <text:p text:style-name="Standard"><text:s text:c="9"/>- None</text:p>
      <text:p text:style-name="Standard"/>
      <text:p text:style-name="Standard"><text:s text:c="4"/>* EVF Mode -- evfmode</text:p>
      <text:p text:style-name="Standard"><text:s text:c="8"/>Setted: 1</text:p>
      <text:p text:style-name="Standard"><text:s text:c="8"/>Possibilities:</text:p>
      <text:p text:style-name="Standard"><text:s text:c="9"/>- 1</text:p>
      <text:p text:style-name="Standard"><text:s text:c="9"/>- 0</text:p>
      <text:p text:style-name="Standard"/>
      <text:p text:style-name="Standard"><text:s text:c="4"/>* Owner Name -- ownername</text:p>
      <text:p text:style-name="Standard"><text:s text:c="8"/>Setted: </text:p>
      <text:p text:style-name="Standard"><text:s text:c="8"/>Possibilities:</text:p>
      <text:p text:style-name="Standard"/>
      <text:p text:style-name="Standard"><text:s text:c="4"/>* Artist -- artist</text:p>
      <text:p text:style-name="Standard"><text:s text:c="8"/>Setted: </text:p>
      <text:p text:style-name="Standard"><text:s text:c="8"/>Possibilities:</text:p>
      <text:p text:style-name="Standard"/>
      <text:p text:style-name="Standard"><text:s text:c="4"/>* Copyright -- copyright</text:p>
      <text:p text:style-name="Standard"><text:s text:c="8"/>Setted: </text:p>
      <text:p text:style-name="Standard"><text:s text:c="8"/>Possibilities:</text:p>
      <text:p text:style-name="Standard"/>
      <text:p text:style-name="Standard"><text:soft-page-break/><text:s text:c="4"/>* Custom Functions Ex -- customfuncex</text:p>
      <text:p text:style-name="Standard"><text:s text:c="8"/>Setted: 154,1,4,148,6,70c,3f,0,0,0,0,2,0,2,0,2,0,2,0,0,0,0,0,0,0,2,0,0,0,0,0,0,0,0,0,0,0,fe,ff,0,3,70,30,0,0,0,0,0,0,0,0,0,0,0,14,50,0,0,0,0,7,3,0,ff,ff,ff,0,ff,ff,ff,706,1,0,80e,1,0,813,1,0,814,1,0,815,1,0,</text:p>
      <text:p text:style-name="Standard"><text:s text:c="8"/>Possibilities:</text:p>
      <text:p text:style-name="Standard"/>
      <text:p text:style-name="Standard"><text:s text:c="4"/>* Focus Area -- focusarea</text:p>
      <text:p text:style-name="Standard"><text:s text:c="8"/>Setted: 1431666559</text:p>
      <text:p text:style-name="Standard"><text:s text:c="8"/>Possibilities:</text:p>
      <text:p text:style-name="Standard"/>
      <text:p text:style-name="Standard"><text:s text:c="4"/>* Strobo Firing -- strobofiring</text:p>
      <text:p text:style-name="Standard"><text:s text:c="8"/>Setted: 0</text:p>
      <text:p text:style-name="Standard"><text:s text:c="8"/>Possibilities:</text:p>
      <text:p text:style-name="Standard"><text:s text:c="9"/>- 0</text:p>
      <text:p text:style-name="Standard"><text:s text:c="9"/>- 1</text:p>
      <text:p text:style-name="Standard"/>
      <text:p text:style-name="Standard"><text:s text:c="4"/>* Flash Charging State -- flashcharged</text:p>
      <text:p text:style-name="Standard"><text:s text:c="8"/>Setted: 0</text:p>
      <text:p text:style-name="Standard"><text:s text:c="8"/>Possibilities:</text:p>
      <text:p text:style-name="Standard"/>
      <text:p text:style-name="Standard"><text:s text:c="4"/>* One Shot Raw On -- oneshotrawon</text:p>
      <text:p text:style-name="Standard"><text:s text:c="8"/>Setted: 0</text:p>
      <text:p text:style-name="Standard"><text:s text:c="8"/>Possibilities:</text:p>
      <text:p text:style-name="Standard"/>
      <text:p text:style-name="Standard"><text:s text:c="4"/>* Auto Power Off -- autopoweroff</text:p>
      <text:p text:style-name="Standard"><text:s text:c="8"/>Setted: 0</text:p>
      <text:p text:style-name="Standard"><text:s text:c="8"/>Possibilities:</text:p>
      <text:p text:style-name="Standard"/>
      <text:p text:style-name="Standard"><text:s text:c="4"/>* Depth of Field -- <text:bookmark-start text:name="__DdeLink__10_1308238046"/>depthoffield<text:bookmark-end text:name="__DdeLink__10_1308238046"/></text:p>
      <text:p text:style-name="Standard"><text:s text:c="8"/>Setted: 0</text:p>
      <text:p text:style-name="Standard"><text:s text:c="8"/>Possibilities:</text:p>
      <text:p text:style-name="Standard"/>
      <text:p text:style-name="Standard"><text:s text:c="4"/>* Capture Target -- capturetarget</text:p>
      <text:p text:style-name="Standard"><text:s text:c="8"/>Setted: Memory card</text:p>
      <text:p text:style-name="Standard"><text:s text:c="8"/>Possibilities:</text:p>
      <text:p text:style-name="Standard"><text:s text:c="9"/>- Internal RAM</text:p>
      <text:p text:style-name="Standard"><text:s text:c="9"/>- Memory card</text:p>
      <text:p text:style-name="Standard"/>
      <text:p text:style-name="Standard"><text:s text:c="4"/>* Capture -- capture</text:p>
      <text:p text:style-name="Standard"/>
      <text:p text:style-name="Standard"><text:s text:c="4"/>* Remote Mode -- remotemode</text:p>
      <text:p text:style-name="Standard"><text:s text:c="8"/>Setted: 0</text:p>
      <text:p text:style-name="Standard"><text:s text:c="8"/>Possibilities:</text:p>
      <text:p text:style-name="Standard"/>
      <text:p text:style-name="Standard"><text:s text:c="4"/>* Event Mode -- eventmode</text:p>
      <text:p text:style-name="Standard"><text:s text:c="8"/>Setted: 0</text:p>
      <text:p text:style-name="Standard"><text:s text:c="8"/>Possibilities:</text:p>
      <text:p text:style-name="Standard"/>
      <text:p text:style-name="Standard"/>
      <text:p text:style-name="Standard"># Camera Status Information status</text:p>
      <text:p text:style-name="Standard"><text:s text:c="4"/>* Serial Number -- serialnumber</text:p>
      <text:p text:style-name="Standard"><text:s text:c="8"/>Setted: 9f4b0ed3c575415bb25b37902e4023ad</text:p>
      <text:p text:style-name="Standard"><text:soft-page-break/><text:s text:c="8"/>Possibilities:</text:p>
      <text:p text:style-name="Standard"/>
      <text:p text:style-name="Standard"><text:s text:c="4"/>* Camera Manufacturer -- manufacturer</text:p>
      <text:p text:style-name="Standard"><text:s text:c="8"/>Setted: Canon.Inc</text:p>
      <text:p text:style-name="Standard"><text:s text:c="8"/>Possibilities:</text:p>
      <text:p text:style-name="Standard"/>
      <text:p text:style-name="Standard"><text:s text:c="4"/>* Camera Model -- cameramodel</text:p>
      <text:p text:style-name="Standard"><text:s text:c="8"/>Setted: Canon EOS 5D Mark IV</text:p>
      <text:p text:style-name="Standard"><text:s text:c="8"/>Possibilities:</text:p>
      <text:p text:style-name="Standard"/>
      <text:p text:style-name="Standard"><text:s text:c="4"/>* Device Version -- deviceversion</text:p>
      <text:p text:style-name="Standard"><text:s text:c="8"/>Setted: 3-1.1.2</text:p>
      <text:p text:style-name="Standard"><text:s text:c="8"/>Possibilities:</text:p>
      <text:p text:style-name="Standard"/>
      <text:p text:style-name="Standard"><text:s text:c="4"/>* Vendor Extension -- vendorextension</text:p>
      <text:p text:style-name="Standard"><text:s text:c="8"/>Setted: </text:p>
      <text:p text:style-name="Standard"><text:s text:c="8"/>Possibilities:</text:p>
      <text:p text:style-name="Standard"/>
      <text:p text:style-name="Standard"><text:s text:c="4"/>* Camera Model -- model</text:p>
      <text:p text:style-name="Standard"><text:s text:c="8"/>Setted: 2147484489</text:p>
      <text:p text:style-name="Standard"><text:s text:c="8"/>Possibilities:</text:p>
      <text:p text:style-name="Standard"/>
      <text:p text:style-name="Standard"><text:s text:c="4"/>* Battery Level -- </text:p>
      <text:p text:style-name="Standard"><text:s text:c="8"/>Setted: 100%</text:p>
      <text:p text:style-name="Standard"><text:s text:c="8"/>Possibilities:</text:p>
      <text:p text:style-name="Standard"/>
      <text:p text:style-name="Standard"><text:s text:c="4"/>* Battery Level -- batterylevel</text:p>
      <text:p text:style-name="Standard"><text:s text:c="8"/>Setted: 75%</text:p>
      <text:p text:style-name="Standard"><text:s text:c="8"/>Possibilities:</text:p>
      <text:p text:style-name="Standard"/>
      <text:p text:style-name="Standard"><text:s text:c="4"/>* Lens Name -- lensname</text:p>
      <text:p text:style-name="Standard"><text:s text:c="8"/>Setted: EF35mm f/1.4L II USM</text:p>
      <text:p text:style-name="Standard"><text:s text:c="8"/>Possibilities:</text:p>
      <text:p text:style-name="Standard"/>
      <text:p text:style-name="Standard"><text:s text:c="4"/>* Serial Number -- eosserialnumber</text:p>
      <text:p text:style-name="Standard"><text:s text:c="8"/>Setted: 261057000138</text:p>
      <text:p text:style-name="Standard"><text:s text:c="8"/>Possibilities:</text:p>
      <text:p text:style-name="Standard"/>
      <text:p text:style-name="Standard"><text:s text:c="4"/>* Available Shots -- availableshots</text:p>
      <text:p text:style-name="Standard"><text:s text:c="8"/>Setted: 9127</text:p>
      <text:p text:style-name="Standard"><text:s text:c="8"/>Possibilities:</text:p>
      <text:p text:style-name="Standard"/>
      <text:p text:style-name="Standard"><text:s text:c="4"/>* Movie Switch -- eosmovieswitch</text:p>
      <text:p text:style-name="Standard"><text:s text:c="8"/>Setted: 0</text:p>
      <text:p text:style-name="Standard"><text:s text:c="8"/>Possibilities:</text:p>
      <text:p text:style-name="Standard"/>
      <text:p text:style-name="Standard"/>
      <text:p text:style-name="Standard"># Image Settings imgsettings</text:p>
      <text:p text:style-name="Standard"><text:s text:c="4"/>* Image Format -- imageformat</text:p>
      <text:p text:style-name="Standard"><text:s text:c="8"/>Setted: mRAW + Large Fine JPEG</text:p>
      <text:p text:style-name="Standard"><text:s text:c="8"/>Possibilities:</text:p>
      <text:p text:style-name="Standard"><text:s text:c="9"/>- Large Fine JPEG</text:p>
      <text:p text:style-name="Standard"><text:soft-page-break/><text:s text:c="9"/>- Large Normal JPEG</text:p>
      <text:p text:style-name="Standard"><text:s text:c="9"/>- Medium Fine JPEG</text:p>
      <text:p text:style-name="Standard"><text:s text:c="9"/>- Medium Normal JPEG</text:p>
      <text:p text:style-name="Standard"><text:s text:c="9"/>- Small Fine JPEG</text:p>
      <text:p text:style-name="Standard"><text:s text:c="9"/>- Small Normal JPEG</text:p>
      <text:p text:style-name="Standard"><text:s text:c="9"/>- Smaller JPEG</text:p>
      <text:p text:style-name="Standard"><text:s text:c="9"/>- Tiny JPEG</text:p>
      <text:p text:style-name="Standard"><text:s text:c="9"/>- RAW + Large Fine JPEG</text:p>
      <text:p text:style-name="Standard"><text:s text:c="9"/>- RAW + Large Normal JPEG</text:p>
      <text:p text:style-name="Standard"><text:s text:c="9"/>- RAW + Medium Fine JPEG</text:p>
      <text:p text:style-name="Standard"><text:s text:c="9"/>- RAW + Medium Normal JPEG</text:p>
      <text:p text:style-name="Standard"><text:s text:c="9"/>- RAW + Small Fine JPEG</text:p>
      <text:p text:style-name="Standard"><text:s text:c="9"/>- RAW + Small Normal JPEG</text:p>
      <text:p text:style-name="Standard"><text:s text:c="9"/>- RAW + Smaller JPEG</text:p>
      <text:p text:style-name="Standard"><text:s text:c="9"/>- RAW + Tiny JPEG</text:p>
      <text:p text:style-name="Standard"><text:s text:c="9"/>- mRAW + Large Fine JPEG</text:p>
      <text:p text:style-name="Standard"><text:s text:c="9"/>- mRAW + Large Normal JPEG</text:p>
      <text:p text:style-name="Standard"><text:s text:c="9"/>- mRAW + Medium Fine JPEG</text:p>
      <text:p text:style-name="Standard"><text:s text:c="9"/>- mRAW + Medium Normal JPEG</text:p>
      <text:p text:style-name="Standard"><text:s text:c="9"/>- mRAW + Small Fine JPEG</text:p>
      <text:p text:style-name="Standard"><text:s text:c="9"/>- mRAW + Small Normal JPEG</text:p>
      <text:p text:style-name="Standard"><text:s text:c="9"/>- mRAW + Smaller JPEG</text:p>
      <text:p text:style-name="Standard"><text:s text:c="9"/>- mRAW + Tiny JPEG</text:p>
      <text:p text:style-name="Standard"><text:s text:c="9"/>- sRAW + Large Fine JPEG</text:p>
      <text:p text:style-name="Standard"><text:s text:c="9"/>- sRAW + Large Normal JPEG</text:p>
      <text:p text:style-name="Standard"><text:s text:c="9"/>- sRAW + Medium Fine JPEG</text:p>
      <text:p text:style-name="Standard"><text:s text:c="9"/>- sRAW + Medium Normal JPEG</text:p>
      <text:p text:style-name="Standard"><text:s text:c="9"/>- sRAW + Small Fine JPEG</text:p>
      <text:p text:style-name="Standard"><text:s text:c="9"/>- sRAW + Small Normal JPEG</text:p>
      <text:p text:style-name="Standard"><text:s text:c="9"/>- sRAW + Smaller JPEG</text:p>
      <text:p text:style-name="Standard"><text:s text:c="9"/>- sRAW + Tiny JPEG</text:p>
      <text:p text:style-name="Standard"><text:s text:c="9"/>- RAW</text:p>
      <text:p text:style-name="Standard"><text:s text:c="9"/>- mRAW</text:p>
      <text:p text:style-name="Standard"><text:s text:c="9"/>- sRAW</text:p>
      <text:p text:style-name="Standard"/>
      <text:p text:style-name="Standard"><text:s text:c="4"/>* Image Format SD -- imageformatsd</text:p>
      <text:p text:style-name="Standard"><text:s text:c="8"/>Setted: mRAW + Large Fine JPEG</text:p>
      <text:p text:style-name="Standard"><text:s text:c="8"/>Possibilities:</text:p>
      <text:p text:style-name="Standard"><text:s text:c="9"/>- Large Fine JPEG</text:p>
      <text:p text:style-name="Standard"><text:s text:c="9"/>- Large Normal JPEG</text:p>
      <text:p text:style-name="Standard"><text:s text:c="9"/>- Medium Fine JPEG</text:p>
      <text:p text:style-name="Standard"><text:s text:c="9"/>- Medium Normal JPEG</text:p>
      <text:p text:style-name="Standard"><text:s text:c="9"/>- Small Fine JPEG</text:p>
      <text:p text:style-name="Standard"><text:s text:c="9"/>- Small Normal JPEG</text:p>
      <text:p text:style-name="Standard"><text:s text:c="9"/>- Smaller JPEG</text:p>
      <text:p text:style-name="Standard"><text:s text:c="9"/>- Tiny JPEG</text:p>
      <text:p text:style-name="Standard"><text:s text:c="9"/>- RAW + Large Fine JPEG</text:p>
      <text:p text:style-name="Standard"><text:s text:c="9"/>- RAW + Large Normal JPEG</text:p>
      <text:p text:style-name="Standard"><text:s text:c="9"/>- RAW + Medium Fine JPEG</text:p>
      <text:p text:style-name="Standard"><text:s text:c="9"/>- RAW + Medium Normal JPEG</text:p>
      <text:p text:style-name="Standard"><text:s text:c="9"/>- RAW + Small Fine JPEG</text:p>
      <text:p text:style-name="Standard"><text:s text:c="9"/>- RAW + Small Normal JPEG</text:p>
      <text:p text:style-name="Standard"><text:soft-page-break/><text:s text:c="9"/>- RAW + Smaller JPEG</text:p>
      <text:p text:style-name="Standard"><text:s text:c="9"/>- RAW + Tiny JPEG</text:p>
      <text:p text:style-name="Standard"><text:s text:c="9"/>- mRAW + Large Fine JPEG</text:p>
      <text:p text:style-name="Standard"><text:s text:c="9"/>- mRAW + Large Normal JPEG</text:p>
      <text:p text:style-name="Standard"><text:s text:c="9"/>- mRAW + Medium Fine JPEG</text:p>
      <text:p text:style-name="Standard"><text:s text:c="9"/>- mRAW + Medium Normal JPEG</text:p>
      <text:p text:style-name="Standard"><text:s text:c="9"/>- mRAW + Small Fine JPEG</text:p>
      <text:p text:style-name="Standard"><text:s text:c="9"/>- mRAW + Small Normal JPEG</text:p>
      <text:p text:style-name="Standard"><text:s text:c="9"/>- mRAW + Smaller JPEG</text:p>
      <text:p text:style-name="Standard"><text:s text:c="9"/>- mRAW + Tiny JPEG</text:p>
      <text:p text:style-name="Standard"><text:s text:c="9"/>- sRAW + Large Fine JPEG</text:p>
      <text:p text:style-name="Standard"><text:s text:c="9"/>- sRAW + Large Normal JPEG</text:p>
      <text:p text:style-name="Standard"><text:s text:c="9"/>- sRAW + Medium Fine JPEG</text:p>
      <text:p text:style-name="Standard"><text:s text:c="9"/>- sRAW + Medium Normal JPEG</text:p>
      <text:p text:style-name="Standard"><text:s text:c="9"/>- sRAW + Small Fine JPEG</text:p>
      <text:p text:style-name="Standard"><text:s text:c="9"/>- sRAW + Small Normal JPEG</text:p>
      <text:p text:style-name="Standard"><text:s text:c="9"/>- sRAW + Smaller JPEG</text:p>
      <text:p text:style-name="Standard"><text:s text:c="9"/>- sRAW + Tiny JPEG</text:p>
      <text:p text:style-name="Standard"><text:s text:c="9"/>- RAW</text:p>
      <text:p text:style-name="Standard"><text:s text:c="9"/>- mRAW</text:p>
      <text:p text:style-name="Standard"><text:s text:c="9"/>- sRAW</text:p>
      <text:p text:style-name="Standard"/>
      <text:p text:style-name="Standard"><text:s text:c="4"/>* Image Format CF -- imageformatcf</text:p>
      <text:p text:style-name="Standard"><text:s text:c="8"/>Setted: mRAW + Large Fine JPEG</text:p>
      <text:p text:style-name="Standard"><text:s text:c="8"/>Possibilities:</text:p>
      <text:p text:style-name="Standard"><text:s text:c="9"/>- Large Fine JPEG</text:p>
      <text:p text:style-name="Standard"><text:s text:c="9"/>- Large Normal JPEG</text:p>
      <text:p text:style-name="Standard"><text:s text:c="9"/>- Medium Fine JPEG</text:p>
      <text:p text:style-name="Standard"><text:s text:c="9"/>- Medium Normal JPEG</text:p>
      <text:p text:style-name="Standard"><text:s text:c="9"/>- Small Fine JPEG</text:p>
      <text:p text:style-name="Standard"><text:s text:c="9"/>- Small Normal JPEG</text:p>
      <text:p text:style-name="Standard"><text:s text:c="9"/>- Smaller JPEG</text:p>
      <text:p text:style-name="Standard"><text:s text:c="9"/>- Tiny JPEG</text:p>
      <text:p text:style-name="Standard"><text:s text:c="9"/>- RAW + Large Fine JPEG</text:p>
      <text:p text:style-name="Standard"><text:s text:c="9"/>- RAW + Large Normal JPEG</text:p>
      <text:p text:style-name="Standard"><text:s text:c="9"/>- RAW + Medium Fine JPEG</text:p>
      <text:p text:style-name="Standard"><text:s text:c="9"/>- RAW + Medium Normal JPEG</text:p>
      <text:p text:style-name="Standard"><text:s text:c="9"/>- RAW + Small Fine JPEG</text:p>
      <text:p text:style-name="Standard"><text:s text:c="9"/>- RAW + Small Normal JPEG</text:p>
      <text:p text:style-name="Standard"><text:s text:c="9"/>- RAW + Smaller JPEG</text:p>
      <text:p text:style-name="Standard"><text:s text:c="9"/>- <text:bookmark-start text:name="__DdeLink__21_1308238046"/>RAW + <text:bookmark-start text:name="__DdeLink__23_1308238046"/>Tiny JPEG<text:bookmark-end text:name="__DdeLink__21_1308238046"/><text:bookmark-end text:name="__DdeLink__23_1308238046"/></text:p>
      <text:p text:style-name="Standard"><text:s text:c="9"/>- mRAW + Large Fine JPEG</text:p>
      <text:p text:style-name="Standard"><text:s text:c="9"/>- mRAW + Large Normal JPEG</text:p>
      <text:p text:style-name="Standard"><text:s text:c="9"/>- mRAW + Medium Fine JPEG</text:p>
      <text:p text:style-name="Standard"><text:s text:c="9"/>- mRAW + Medium Normal JPEG</text:p>
      <text:p text:style-name="Standard"><text:s text:c="9"/>- mRAW + Small Fine JPEG</text:p>
      <text:p text:style-name="Standard"><text:s text:c="9"/>- mRAW + Small Normal JPEG</text:p>
      <text:p text:style-name="Standard"><text:s text:c="9"/>- mRAW + Smaller JPEG</text:p>
      <text:p text:style-name="Standard"><text:s text:c="9"/>- mRAW + Tiny JPEG</text:p>
      <text:p text:style-name="Standard"><text:s text:c="9"/>- sRAW + Large Fine JPEG</text:p>
      <text:p text:style-name="Standard"><text:s text:c="9"/>- sRAW + Large Normal JPEG</text:p>
      <text:p text:style-name="Standard"><text:s text:c="9"/>- sRAW + Medium Fine JPEG</text:p>
      <text:p text:style-name="Standard"><text:soft-page-break/><text:s text:c="9"/>- sRAW + Medium Normal JPEG</text:p>
      <text:p text:style-name="Standard"><text:s text:c="9"/>- sRAW + Small Fine JPEG</text:p>
      <text:p text:style-name="Standard"><text:s text:c="9"/>- sRAW + Small Normal JPEG</text:p>
      <text:p text:style-name="Standard"><text:s text:c="9"/>- sRAW + Smaller JPEG</text:p>
      <text:p text:style-name="Standard"><text:s text:c="9"/>- sRAW + Tiny JPEG</text:p>
      <text:p text:style-name="Standard"><text:s text:c="9"/>- RAW</text:p>
      <text:p text:style-name="Standard"><text:s text:c="9"/>- mRAW</text:p>
      <text:p text:style-name="Standard"><text:s text:c="9"/>- sRAW</text:p>
      <text:p text:style-name="Standard"/>
      <text:p text:style-name="Standard"><text:s text:c="4"/>* ISO Speed -- iso</text:p>
      <text:p text:style-name="Standard"><text:s text:c="8"/>Setted: 6400</text:p>
      <text:p text:style-name="Standard"><text:s text:c="8"/>Possibilities:</text:p>
      <text:p text:style-name="Standard"><text:s text:c="9"/>- <text:bookmark-start text:name="__DdeLink__17_1308238046"/>Auto<text:bookmark-end text:name="__DdeLink__17_1308238046"/></text:p>
      <text:p text:style-name="Standard"><text:s text:c="9"/>- 100</text:p>
      <text:p text:style-name="Standard"><text:s text:c="9"/>- 125</text:p>
      <text:p text:style-name="Standard"><text:s text:c="9"/>- 160</text:p>
      <text:p text:style-name="Standard"><text:s text:c="9"/>- 200</text:p>
      <text:p text:style-name="Standard"><text:s text:c="9"/>- 250</text:p>
      <text:p text:style-name="Standard"><text:s text:c="9"/>- 320</text:p>
      <text:p text:style-name="Standard"><text:s text:c="9"/>- 400</text:p>
      <text:p text:style-name="Standard"><text:s text:c="9"/>- 500</text:p>
      <text:p text:style-name="Standard"><text:s text:c="9"/>- 640</text:p>
      <text:p text:style-name="Standard"><text:s text:c="9"/>- 800</text:p>
      <text:p text:style-name="Standard"><text:s text:c="9"/>- 1000</text:p>
      <text:p text:style-name="Standard"><text:s text:c="9"/>- 1250</text:p>
      <text:p text:style-name="Standard"><text:s text:c="9"/>- 1600</text:p>
      <text:p text:style-name="Standard"><text:s text:c="9"/>- 2000</text:p>
      <text:p text:style-name="Standard"><text:s text:c="9"/>- 2500</text:p>
      <text:p text:style-name="Standard"><text:s text:c="9"/>- 3200</text:p>
      <text:p text:style-name="Standard"><text:s text:c="9"/>- 4000</text:p>
      <text:p text:style-name="Standard"><text:s text:c="9"/>- 5000</text:p>
      <text:p text:style-name="Standard"><text:s text:c="9"/>- 6400</text:p>
      <text:p text:style-name="Standard"><text:s text:c="9"/>- 8000</text:p>
      <text:p text:style-name="Standard"><text:s text:c="9"/>- 10000</text:p>
      <text:p text:style-name="Standard"><text:s text:c="9"/>- 12800</text:p>
      <text:p text:style-name="Standard"><text:s text:c="9"/>- 16000</text:p>
      <text:p text:style-name="Standard"><text:s text:c="9"/>- 20000</text:p>
      <text:p text:style-name="Standard"><text:s text:c="9"/>- 25600</text:p>
      <text:p text:style-name="Standard"><text:s text:c="9"/>- 32000</text:p>
      <text:p text:style-name="Standard"/>
      <text:p text:style-name="Standard"><text:s text:c="4"/>* WhiteBalance -- whitebalance</text:p>
      <text:p text:style-name="Standard"><text:s text:c="8"/>Setted: Auto</text:p>
      <text:p text:style-name="Standard"><text:s text:c="8"/>Possibilities:</text:p>
      <text:p text:style-name="Standard"><text:s text:c="9"/>- Auto</text:p>
      <text:p text:style-name="Standard"><text:s text:c="9"/>- AWB White</text:p>
      <text:p text:style-name="Standard"><text:s text:c="9"/>- Daylight</text:p>
      <text:p text:style-name="Standard"><text:s text:c="9"/>- Shadow</text:p>
      <text:p text:style-name="Standard"><text:s text:c="9"/>- Cloudy</text:p>
      <text:p text:style-name="Standard"><text:s text:c="9"/>- Tungsten</text:p>
      <text:p text:style-name="Standard"><text:s text:c="9"/>- Fluorescent</text:p>
      <text:p text:style-name="Standard"><text:s text:c="9"/>- Flash</text:p>
      <text:p text:style-name="Standard"><text:s text:c="9"/>- Manual</text:p>
      <text:p text:style-name="Standard"><text:soft-page-break/><text:s text:c="9"/>- Color Temperature</text:p>
      <text:p text:style-name="Standard"/>
      <text:p text:style-name="Standard"><text:s text:c="4"/>* Color Temperature -- colortemperature</text:p>
      <text:p text:style-name="Standard"><text:s text:c="8"/>Setted: 5200</text:p>
      <text:p text:style-name="Standard"><text:s text:c="8"/>Possibilities:</text:p>
      <text:p text:style-name="Standard"><text:s text:c="9"/>- 2500</text:p>
      <text:p text:style-name="Standard"><text:s text:c="9"/>- 2600</text:p>
      <text:p text:style-name="Standard"><text:s text:c="9"/>- 2700</text:p>
      <text:p text:style-name="Standard"><text:s text:c="9"/>- 2800</text:p>
      <text:p text:style-name="Standard"><text:s text:c="9"/>- 2900</text:p>
      <text:p text:style-name="Standard"><text:s text:c="9"/>- 3000</text:p>
      <text:p text:style-name="Standard"><text:s text:c="9"/>- 3100</text:p>
      <text:p text:style-name="Standard"><text:s text:c="9"/>- 3200</text:p>
      <text:p text:style-name="Standard"><text:s text:c="9"/>- 3300</text:p>
      <text:p text:style-name="Standard"><text:s text:c="9"/>- 3400</text:p>
      <text:p text:style-name="Standard"><text:s text:c="9"/>- 3500</text:p>
      <text:p text:style-name="Standard"><text:s text:c="9"/>- 3600</text:p>
      <text:p text:style-name="Standard"><text:s text:c="9"/>- 3700</text:p>
      <text:p text:style-name="Standard"><text:s text:c="9"/>- 3800</text:p>
      <text:p text:style-name="Standard"><text:s text:c="9"/>- 3900</text:p>
      <text:p text:style-name="Standard"><text:s text:c="9"/>- 4000</text:p>
      <text:p text:style-name="Standard"><text:s text:c="9"/>- 4100</text:p>
      <text:p text:style-name="Standard"><text:s text:c="9"/>- 4200</text:p>
      <text:p text:style-name="Standard"><text:s text:c="9"/>- 4300</text:p>
      <text:p text:style-name="Standard"><text:s text:c="9"/>- 4400</text:p>
      <text:p text:style-name="Standard"><text:s text:c="9"/>- 4500</text:p>
      <text:p text:style-name="Standard"><text:s text:c="9"/>- 4600</text:p>
      <text:p text:style-name="Standard"><text:s text:c="9"/>- 4700</text:p>
      <text:p text:style-name="Standard"><text:s text:c="9"/>- 4800</text:p>
      <text:p text:style-name="Standard"><text:s text:c="9"/>- 4900</text:p>
      <text:p text:style-name="Standard"><text:s text:c="9"/>- 5000</text:p>
      <text:p text:style-name="Standard"><text:s text:c="9"/>- 5100</text:p>
      <text:p text:style-name="Standard"><text:s text:c="9"/>- 5200</text:p>
      <text:p text:style-name="Standard"><text:s text:c="9"/>- 5300</text:p>
      <text:p text:style-name="Standard"><text:s text:c="9"/>- 5400</text:p>
      <text:p text:style-name="Standard"><text:s text:c="9"/>- 5500</text:p>
      <text:p text:style-name="Standard"><text:s text:c="9"/>- 5600</text:p>
      <text:p text:style-name="Standard"><text:s text:c="9"/>- 5700</text:p>
      <text:p text:style-name="Standard"><text:s text:c="9"/>- 5800</text:p>
      <text:p text:style-name="Standard"><text:s text:c="9"/>- 5900</text:p>
      <text:p text:style-name="Standard"><text:s text:c="9"/>- 6000</text:p>
      <text:p text:style-name="Standard"><text:s text:c="9"/>- 6100</text:p>
      <text:p text:style-name="Standard"><text:s text:c="9"/>- 6200</text:p>
      <text:p text:style-name="Standard"><text:s text:c="9"/>- 6300</text:p>
      <text:p text:style-name="Standard"><text:s text:c="9"/>- 6400</text:p>
      <text:p text:style-name="Standard"><text:s text:c="9"/>- 6500</text:p>
      <text:p text:style-name="Standard"><text:s text:c="9"/>- 6600</text:p>
      <text:p text:style-name="Standard"><text:s text:c="9"/>- 6700</text:p>
      <text:p text:style-name="Standard"><text:s text:c="9"/>- 6800</text:p>
      <text:p text:style-name="Standard"><text:s text:c="9"/>- 6900</text:p>
      <text:p text:style-name="Standard"><text:s text:c="9"/>- 7000</text:p>
      <text:p text:style-name="Standard"><text:s text:c="9"/>- 7100</text:p>
      <text:p text:style-name="Standard"><text:soft-page-break/><text:s text:c="9"/>- 7200</text:p>
      <text:p text:style-name="Standard"><text:s text:c="9"/>- 7300</text:p>
      <text:p text:style-name="Standard"><text:s text:c="9"/>- 7400</text:p>
      <text:p text:style-name="Standard"><text:s text:c="9"/>- 7500</text:p>
      <text:p text:style-name="Standard"><text:s text:c="9"/>- 7600</text:p>
      <text:p text:style-name="Standard"><text:s text:c="9"/>- 7700</text:p>
      <text:p text:style-name="Standard"><text:s text:c="9"/>- 7800</text:p>
      <text:p text:style-name="Standard"><text:s text:c="9"/>- 7900</text:p>
      <text:p text:style-name="Standard"><text:s text:c="9"/>- 8000</text:p>
      <text:p text:style-name="Standard"><text:s text:c="9"/>- 8100</text:p>
      <text:p text:style-name="Standard"><text:s text:c="9"/>- 8200</text:p>
      <text:p text:style-name="Standard"><text:s text:c="9"/>- 8300</text:p>
      <text:p text:style-name="Standard"><text:s text:c="9"/>- 8400</text:p>
      <text:p text:style-name="Standard"><text:s text:c="9"/>- 8500</text:p>
      <text:p text:style-name="Standard"><text:s text:c="9"/>- 8600</text:p>
      <text:p text:style-name="Standard"><text:s text:c="9"/>- 8700</text:p>
      <text:p text:style-name="Standard"><text:s text:c="9"/>- 8800</text:p>
      <text:p text:style-name="Standard"><text:s text:c="9"/>- 8900</text:p>
      <text:p text:style-name="Standard"><text:s text:c="9"/>- 9000</text:p>
      <text:p text:style-name="Standard"><text:s text:c="9"/>- 9100</text:p>
      <text:p text:style-name="Standard"><text:s text:c="9"/>- 9200</text:p>
      <text:p text:style-name="Standard"><text:s text:c="9"/>- 9300</text:p>
      <text:p text:style-name="Standard"><text:s text:c="9"/>- 9400</text:p>
      <text:p text:style-name="Standard"><text:s text:c="9"/>- 9500</text:p>
      <text:p text:style-name="Standard"><text:s text:c="9"/>- 9600</text:p>
      <text:p text:style-name="Standard"><text:s text:c="9"/>- 9700</text:p>
      <text:p text:style-name="Standard"><text:s text:c="9"/>- 9800</text:p>
      <text:p text:style-name="Standard"><text:s text:c="9"/>- 9900</text:p>
      <text:p text:style-name="Standard"><text:s text:c="9"/>- 10000</text:p>
      <text:p text:style-name="Standard"/>
      <text:p text:style-name="Standard"><text:s text:c="4"/>* WhiteBalance Adjust A -- whitebalanceadjusta</text:p>
      <text:p text:style-name="Standard"><text:s text:c="8"/>Setted: 0</text:p>
      <text:p text:style-name="Standard"><text:s text:c="8"/>Possibilities:</text:p>
      <text:p text:style-name="Standard"><text:s text:c="9"/>- -9</text:p>
      <text:p text:style-name="Standard"><text:s text:c="9"/>- -8</text:p>
      <text:p text:style-name="Standard"><text:s text:c="9"/>- -7</text:p>
      <text:p text:style-name="Standard"><text:s text:c="9"/>- -6</text:p>
      <text:p text:style-name="Standard"><text:s text:c="9"/>- -5</text:p>
      <text:p text:style-name="Standard"><text:s text:c="9"/>- -4</text:p>
      <text:p text:style-name="Standard"><text:s text:c="9"/>- -3</text:p>
      <text:p text:style-name="Standard"><text:s text:c="9"/>- -2</text:p>
      <text:p text:style-name="Standard"><text:s text:c="9"/>- -1</text:p>
      <text:p text:style-name="Standard"><text:s text:c="9"/>- 0</text:p>
      <text:p text:style-name="Standard"><text:s text:c="9"/>- 1</text:p>
      <text:p text:style-name="Standard"><text:s text:c="9"/>- 2</text:p>
      <text:p text:style-name="Standard"><text:s text:c="9"/>- 3</text:p>
      <text:p text:style-name="Standard"><text:s text:c="9"/>- 4</text:p>
      <text:p text:style-name="Standard"><text:s text:c="9"/>- 5</text:p>
      <text:p text:style-name="Standard"><text:s text:c="9"/>- 6</text:p>
      <text:p text:style-name="Standard"><text:s text:c="9"/>- 7</text:p>
      <text:p text:style-name="Standard"><text:s text:c="9"/>- 8</text:p>
      <text:p text:style-name="Standard"><text:s text:c="9"/>- 9</text:p>
      <text:p text:style-name="Standard"><text:soft-page-break/></text:p>
      <text:p text:style-name="Standard"><text:s text:c="4"/>* WhiteBalance Adjust B -- whitebalanceadjustb</text:p>
      <text:p text:style-name="Standard"><text:s text:c="8"/>Setted: 0</text:p>
      <text:p text:style-name="Standard"><text:s text:c="8"/>Possibilities:</text:p>
      <text:p text:style-name="Standard"><text:s text:c="9"/>- -9</text:p>
      <text:p text:style-name="Standard"><text:s text:c="9"/>- -8</text:p>
      <text:p text:style-name="Standard"><text:s text:c="9"/>- -7</text:p>
      <text:p text:style-name="Standard"><text:s text:c="9"/>- -6</text:p>
      <text:p text:style-name="Standard"><text:s text:c="9"/>- -5</text:p>
      <text:p text:style-name="Standard"><text:s text:c="9"/>- -4</text:p>
      <text:p text:style-name="Standard"><text:s text:c="9"/>- -3</text:p>
      <text:p text:style-name="Standard"><text:s text:c="9"/>- -2</text:p>
      <text:p text:style-name="Standard"><text:s text:c="9"/>- -1</text:p>
      <text:p text:style-name="Standard"><text:s text:c="9"/>- 0</text:p>
      <text:p text:style-name="Standard"><text:s text:c="9"/>- 1</text:p>
      <text:p text:style-name="Standard"><text:s text:c="9"/>- 2</text:p>
      <text:p text:style-name="Standard"><text:s text:c="9"/>- 3</text:p>
      <text:p text:style-name="Standard"><text:s text:c="9"/>- 4</text:p>
      <text:p text:style-name="Standard"><text:s text:c="9"/>- 5</text:p>
      <text:p text:style-name="Standard"><text:s text:c="9"/>- 6</text:p>
      <text:p text:style-name="Standard"><text:s text:c="9"/>- 7</text:p>
      <text:p text:style-name="Standard"><text:s text:c="9"/>- 8</text:p>
      <text:p text:style-name="Standard"><text:s text:c="9"/>- 9</text:p>
      <text:p text:style-name="Standard"/>
      <text:p text:style-name="Standard"><text:s text:c="4"/>* WhiteBalance X A -- whitebalancexa</text:p>
      <text:p text:style-name="Standard"><text:s text:c="8"/>Setted: 0</text:p>
      <text:p text:style-name="Standard"><text:s text:c="8"/>Possibilities:</text:p>
      <text:p text:style-name="Standard"><text:s text:c="9"/>- 0</text:p>
      <text:p text:style-name="Standard"><text:s text:c="9"/>- 1</text:p>
      <text:p text:style-name="Standard"><text:s text:c="9"/>- 2</text:p>
      <text:p text:style-name="Standard"><text:s text:c="9"/>- 3</text:p>
      <text:p text:style-name="Standard"/>
      <text:p text:style-name="Standard"><text:s text:c="4"/>* WhiteBalance X B -- whitebalancexb</text:p>
      <text:p text:style-name="Standard"><text:s text:c="8"/>Setted: 0</text:p>
      <text:p text:style-name="Standard"><text:s text:c="8"/>Possibilities:</text:p>
      <text:p text:style-name="Standard"><text:s text:c="9"/>- 0</text:p>
      <text:p text:style-name="Standard"><text:s text:c="9"/>- 1</text:p>
      <text:p text:style-name="Standard"><text:s text:c="9"/>- 2</text:p>
      <text:p text:style-name="Standard"><text:s text:c="9"/>- 3</text:p>
      <text:p text:style-name="Standard"/>
      <text:p text:style-name="Standard"><text:s text:c="4"/>* Color Space -- colorspace</text:p>
      <text:p text:style-name="Standard"><text:s text:c="8"/>Setted: sRGB</text:p>
      <text:p text:style-name="Standard"><text:s text:c="8"/>Possibilities:</text:p>
      <text:p text:style-name="Standard"><text:s text:c="9"/>- sRGB</text:p>
      <text:p text:style-name="Standard"><text:s text:c="9"/>- AdobeRGB</text:p>
      <text:p text:style-name="Standard"/>
      <text:p text:style-name="Standard"/>
      <text:p text:style-name="Standard"># Capture Settings capturesettings</text:p>
      <text:p text:style-name="Standard"><text:s text:c="4"/>* Zoom Speed -- zoomspeed</text:p>
      <text:p text:style-name="Standard"><text:s text:c="8"/>Setted: 0</text:p>
      <text:p text:style-name="Standard"><text:s text:c="8"/>Possibilities:</text:p>
      <text:p text:style-name="Standard"/>
      <text:p text:style-name="Standard"><text:soft-page-break/><text:s text:c="4"/>* Exposure Compensation -- exposurecompensation</text:p>
      <text:p text:style-name="Standard"><text:s text:c="8"/>Setted: 0</text:p>
      <text:p text:style-name="Standard"><text:s text:c="8"/>Possibilities:</text:p>
      <text:p text:style-name="Standard"><text:s text:c="9"/>- 0</text:p>
      <text:p text:style-name="Standard"/>
      <text:p text:style-name="Standard"><text:s text:c="4"/>* Focus Mode -- <text:bookmark-start text:name="__DdeLink__12_1308238046"/>focusmode<text:bookmark-end text:name="__DdeLink__12_1308238046"/></text:p>
      <text:p text:style-name="Standard"><text:s text:c="8"/>Setted: One Shot</text:p>
      <text:p text:style-name="Standard"><text:s text:c="8"/>Possibilities:</text:p>
      <text:p text:style-name="Standard"><text:s text:c="9"/>- One Shot</text:p>
      <text:p text:style-name="Standard"><text:s text:c="9"/>- AI Focus</text:p>
      <text:p text:style-name="Standard"><text:s text:c="9"/>- AI Servo</text:p>
      <text:p text:style-name="Standard"/>
      <text:p text:style-name="Standard"><text:s text:c="4"/>* Continuous AF -- <text:bookmark-start text:name="__DdeLink__14_1308238046"/>continuousaf<text:bookmark-end text:name="__DdeLink__14_1308238046"/></text:p>
      <text:p text:style-name="Standard"><text:s text:c="8"/>Setted: On</text:p>
      <text:p text:style-name="Standard"><text:s text:c="8"/>Possibilities:</text:p>
      <text:p text:style-name="Standard"><text:s text:c="9"/>- Off</text:p>
      <text:p text:style-name="Standard"><text:s text:c="9"/>- On</text:p>
      <text:p text:style-name="Standard"/>
      <text:p text:style-name="Standard"><text:s text:c="4"/>* Aspect Ratio -- aspectratio</text:p>
      <text:p text:style-name="Standard"><text:s text:c="8"/>Setted: 3:2</text:p>
      <text:p text:style-name="Standard"><text:s text:c="8"/>Possibilities:</text:p>
      <text:p text:style-name="Standard"><text:s text:c="9"/>- 3:2</text:p>
      <text:p text:style-name="Standard"><text:s text:c="9"/>- 4:3</text:p>
      <text:p text:style-name="Standard"><text:s text:c="9"/>- 16:9</text:p>
      <text:p text:style-name="Standard"><text:s text:c="9"/>- 1:1</text:p>
      <text:p text:style-name="Standard"/>
      <text:p text:style-name="Standard"><text:s text:c="4"/>* Storage Device -- storageid</text:p>
      <text:p text:style-name="Standard"><text:s text:c="8"/>Setted: 00020001</text:p>
      <text:p text:style-name="Standard"><text:s text:c="8"/>Possibilities:</text:p>
      <text:p text:style-name="Standard"/>
      <text:p text:style-name="Standard"><text:s text:c="4"/>* High ISO Noise Reduction -- highisonr</text:p>
      <text:p text:style-name="Standard"><text:s text:c="8"/>Setted: Off</text:p>
      <text:p text:style-name="Standard"><text:s text:c="8"/>Possibilities:</text:p>
      <text:p text:style-name="Standard"><text:s text:c="9"/>- High</text:p>
      <text:p text:style-name="Standard"><text:s text:c="9"/>- Low</text:p>
      <text:p text:style-name="Standard"><text:s text:c="9"/>- Off</text:p>
      <text:p text:style-name="Standard"><text:s text:c="9"/>- Normal</text:p>
      <text:p text:style-name="Standard"/>
      <text:p text:style-name="Standard"><text:s text:c="4"/>* Canon Auto Exposure Mode -- autoexposuremode</text:p>
      <text:p text:style-name="Standard"><text:s text:c="8"/>Setted: Manual</text:p>
      <text:p text:style-name="Standard"><text:s text:c="8"/>Possibilities:</text:p>
      <text:p text:style-name="Standard"><text:s text:c="9"/>- P</text:p>
      <text:p text:style-name="Standard"><text:s text:c="9"/>- TV</text:p>
      <text:p text:style-name="Standard"><text:s text:c="9"/>- AV</text:p>
      <text:p text:style-name="Standard"><text:s text:c="9"/>- Manual</text:p>
      <text:p text:style-name="Standard"><text:s text:c="9"/>- Bulb</text:p>
      <text:p text:style-name="Standard"><text:s text:c="9"/>- A_DEP</text:p>
      <text:p text:style-name="Standard"><text:s text:c="9"/>- DEP</text:p>
      <text:p text:style-name="Standard"><text:s text:c="9"/>- Custom</text:p>
      <text:p text:style-name="Standard"><text:s text:c="9"/>- Lock</text:p>
      <text:p text:style-name="Standard"><text:s text:c="9"/>- Green</text:p>
      <text:p text:style-name="Standard"><text:s text:c="9"/>- Night Portrait</text:p>
      <text:p text:style-name="Standard"><text:soft-page-break/><text:s text:c="9"/>- Sports</text:p>
      <text:p text:style-name="Standard"><text:s text:c="9"/>- Portrait</text:p>
      <text:p text:style-name="Standard"><text:s text:c="9"/>- Landscape</text:p>
      <text:p text:style-name="Standard"><text:s text:c="9"/>- Closeup</text:p>
      <text:p text:style-name="Standard"><text:s text:c="9"/>- Flash Off</text:p>
      <text:p text:style-name="Standard"><text:s text:c="9"/>- Auto</text:p>
      <text:p text:style-name="Standard"><text:s text:c="9"/>- Handheld Night Scene</text:p>
      <text:p text:style-name="Standard"><text:s text:c="9"/>- HDR Backlight Control</text:p>
      <text:p text:style-name="Standard"><text:s text:c="9"/>- Food</text:p>
      <text:p text:style-name="Standard"><text:s text:c="9"/>- Grainy B/W</text:p>
      <text:p text:style-name="Standard"><text:s text:c="9"/>- Soft focus</text:p>
      <text:p text:style-name="Standard"><text:s text:c="9"/>- Toy camera effect</text:p>
      <text:p text:style-name="Standard"><text:s text:c="9"/>- Fish-eye effect</text:p>
      <text:p text:style-name="Standard"><text:s text:c="9"/>- Water painting effect</text:p>
      <text:p text:style-name="Standard"><text:s text:c="9"/>- Miniature effect</text:p>
      <text:p text:style-name="Standard"><text:s text:c="9"/>- HDR art standard</text:p>
      <text:p text:style-name="Standard"><text:s text:c="9"/>- HDR art vivid</text:p>
      <text:p text:style-name="Standard"><text:s text:c="9"/>- HDR art bold</text:p>
      <text:p text:style-name="Standard"><text:s text:c="9"/>- HDR art embossed</text:p>
      <text:p text:style-name="Standard"><text:s text:c="9"/>- Panning</text:p>
      <text:p text:style-name="Standard"><text:s text:c="9"/>- Self Portrait</text:p>
      <text:p text:style-name="Standard"><text:s text:c="9"/>- Hybrid Auto</text:p>
      <text:p text:style-name="Standard"><text:s text:c="9"/>- Smooth skin</text:p>
      <text:p text:style-name="Standard"><text:s text:c="9"/>- Fv</text:p>
      <text:p text:style-name="Standard"/>
      <text:p text:style-name="Standard"><text:s text:c="4"/>* Canon Auto Exposure Mode Dial -- autoexposuremodedial</text:p>
      <text:p text:style-name="Standard"><text:s text:c="8"/>Setted: Manual</text:p>
      <text:p text:style-name="Standard"><text:s text:c="8"/>Possibilities:</text:p>
      <text:p text:style-name="Standard"><text:s text:c="9"/>- P</text:p>
      <text:p text:style-name="Standard"><text:s text:c="9"/>- TV</text:p>
      <text:p text:style-name="Standard"><text:s text:c="9"/>- AV</text:p>
      <text:p text:style-name="Standard"><text:s text:c="9"/>- Manual</text:p>
      <text:p text:style-name="Standard"><text:s text:c="9"/>- Bulb</text:p>
      <text:p text:style-name="Standard"><text:s text:c="9"/>- A_DEP</text:p>
      <text:p text:style-name="Standard"><text:s text:c="9"/>- DEP</text:p>
      <text:p text:style-name="Standard"><text:s text:c="9"/>- Custom</text:p>
      <text:p text:style-name="Standard"><text:s text:c="9"/>- Lock</text:p>
      <text:p text:style-name="Standard"><text:s text:c="9"/>- Green</text:p>
      <text:p text:style-name="Standard"><text:s text:c="9"/>- Night Portrait</text:p>
      <text:p text:style-name="Standard"><text:s text:c="9"/>- Sports</text:p>
      <text:p text:style-name="Standard"><text:s text:c="9"/>- Portrait</text:p>
      <text:p text:style-name="Standard"><text:s text:c="9"/>- Landscape</text:p>
      <text:p text:style-name="Standard"><text:s text:c="9"/>- Closeup</text:p>
      <text:p text:style-name="Standard"><text:s text:c="9"/>- Flash Off</text:p>
      <text:p text:style-name="Standard"><text:s text:c="9"/>- Auto</text:p>
      <text:p text:style-name="Standard"><text:s text:c="9"/>- Handheld Night Scene</text:p>
      <text:p text:style-name="Standard"><text:s text:c="9"/>- HDR Backlight Control</text:p>
      <text:p text:style-name="Standard"><text:s text:c="9"/>- Food</text:p>
      <text:p text:style-name="Standard"><text:s text:c="9"/>- Grainy B/W</text:p>
      <text:p text:style-name="Standard"><text:s text:c="9"/>- Soft focus</text:p>
      <text:p text:style-name="Standard"><text:s text:c="9"/>- Toy camera effect</text:p>
      <text:p text:style-name="Standard"><text:s text:c="9"/>- Fish-eye effect</text:p>
      <text:p text:style-name="Standard"><text:soft-page-break/><text:s text:c="9"/>- Water painting effect</text:p>
      <text:p text:style-name="Standard"><text:s text:c="9"/>- Miniature effect</text:p>
      <text:p text:style-name="Standard"><text:s text:c="9"/>- HDR art standard</text:p>
      <text:p text:style-name="Standard"><text:s text:c="9"/>- HDR art vivid</text:p>
      <text:p text:style-name="Standard"><text:s text:c="9"/>- HDR art bold</text:p>
      <text:p text:style-name="Standard"><text:s text:c="9"/>- HDR art embossed</text:p>
      <text:p text:style-name="Standard"><text:s text:c="9"/>- Panning</text:p>
      <text:p text:style-name="Standard"><text:s text:c="9"/>- Self Portrait</text:p>
      <text:p text:style-name="Standard"><text:s text:c="9"/>- Hybrid Auto</text:p>
      <text:p text:style-name="Standard"><text:s text:c="9"/>- Smooth skin</text:p>
      <text:p text:style-name="Standard"><text:s text:c="9"/>- Fv</text:p>
      <text:p text:style-name="Standard"/>
      <text:p text:style-name="Standard"><text:s text:c="4"/>* Drive Mode -- drivemode</text:p>
      <text:p text:style-name="Standard"><text:s text:c="8"/>Setted: Single</text:p>
      <text:p text:style-name="Standard"><text:s text:c="8"/>Possibilities:</text:p>
      <text:p text:style-name="Standard"><text:s text:c="9"/>- Single</text:p>
      <text:p text:style-name="Standard"><text:s text:c="9"/>- Continuous high speed</text:p>
      <text:p text:style-name="Standard"><text:s text:c="9"/>- Continuous low speed</text:p>
      <text:p text:style-name="Standard"><text:s text:c="9"/>- Single silent</text:p>
      <text:p text:style-name="Standard"><text:s text:c="9"/>- Continuous silent</text:p>
      <text:p text:style-name="Standard"><text:s text:c="9"/>- Timer 10 sec</text:p>
      <text:p text:style-name="Standard"><text:s text:c="9"/>- Timer 2 sec</text:p>
      <text:p text:style-name="Standard"/>
      <text:p text:style-name="Standard"><text:s text:c="4"/>* Picture Style -- picturestyle</text:p>
      <text:p text:style-name="Standard"><text:s text:c="8"/>Setted: User defined 3</text:p>
      <text:p text:style-name="Standard"><text:s text:c="8"/>Possibilities:</text:p>
      <text:p text:style-name="Standard"><text:s text:c="9"/>- Auto</text:p>
      <text:p text:style-name="Standard"><text:s text:c="9"/>- Standard</text:p>
      <text:p text:style-name="Standard"><text:s text:c="9"/>- Portrait</text:p>
      <text:p text:style-name="Standard"><text:s text:c="9"/>- Landscape</text:p>
      <text:p text:style-name="Standard"><text:s text:c="9"/>- Fine detail</text:p>
      <text:p text:style-name="Standard"><text:s text:c="9"/>- Neutral</text:p>
      <text:p text:style-name="Standard"><text:s text:c="9"/>- Faithful</text:p>
      <text:p text:style-name="Standard"><text:s text:c="9"/>- Monochrome</text:p>
      <text:p text:style-name="Standard"><text:s text:c="9"/>- User defined 1</text:p>
      <text:p text:style-name="Standard"><text:s text:c="9"/>- User defined 2</text:p>
      <text:p text:style-name="Standard"><text:s text:c="9"/>- User defined 3</text:p>
      <text:p text:style-name="Standard"/>
      <text:p text:style-name="Standard"><text:s text:c="4"/>* Aperture -- aperture</text:p>
      <text:p text:style-name="Standard"><text:s text:c="8"/>Setted: 22</text:p>
      <text:p text:style-name="Standard"><text:s text:c="8"/>Possibilities:</text:p>
      <text:p text:style-name="Standard"><text:s text:c="9"/>- <text:bookmark-start text:name="__DdeLink__19_1308238046"/>1.4</text:p>
      <text:p text:style-name="Standard"><text:s text:c="9"/>- 1.6</text:p>
      <text:p text:style-name="Standard"><text:s text:c="9"/>- 1.8</text:p>
      <text:p text:style-name="Standard"><text:s text:c="9"/>- 2</text:p>
      <text:p text:style-name="Standard"><text:s text:c="9"/>- 2.2</text:p>
      <text:p text:style-name="Standard"><text:s text:c="9"/>- 2.5</text:p>
      <text:p text:style-name="Standard"><text:s text:c="9"/>- 2.8</text:p>
      <text:p text:style-name="Standard"><text:s text:c="9"/>- 3.2</text:p>
      <text:p text:style-name="Standard"><text:s text:c="9"/>- 3.5<text:bookmark-end text:name="__DdeLink__19_1308238046"/></text:p>
      <text:p text:style-name="Standard"><text:s text:c="9"/>- 4</text:p>
      <text:p text:style-name="Standard"><text:s text:c="9"/>- 4.5</text:p>
      <text:p text:style-name="Standard"><text:soft-page-break/><text:s text:c="9"/>- 5</text:p>
      <text:p text:style-name="Standard"><text:s text:c="9"/>- 5.6</text:p>
      <text:p text:style-name="Standard"><text:s text:c="9"/>- 6.3</text:p>
      <text:p text:style-name="Standard"><text:s text:c="9"/>- 7.1</text:p>
      <text:p text:style-name="Standard"><text:s text:c="9"/>- 8</text:p>
      <text:p text:style-name="Standard"><text:s text:c="9"/>- 9</text:p>
      <text:p text:style-name="Standard"><text:s text:c="9"/>- 10</text:p>
      <text:p text:style-name="Standard"><text:s text:c="9"/>- 11</text:p>
      <text:p text:style-name="Standard"><text:s text:c="9"/>- 13</text:p>
      <text:p text:style-name="Standard"><text:s text:c="9"/>- 14</text:p>
      <text:p text:style-name="Standard"><text:s text:c="9"/>- 16</text:p>
      <text:p text:style-name="Standard"><text:s text:c="9"/>- 18</text:p>
      <text:p text:style-name="Standard"><text:s text:c="9"/>- 20</text:p>
      <text:p text:style-name="Standard"><text:s text:c="9"/>- 22</text:p>
      <text:p text:style-name="Standard"/>
      <text:p text:style-name="Standard"><text:s text:c="4"/>* Shutter Speed -- shutterspeed</text:p>
      <text:p text:style-name="Standard"><text:s text:c="8"/>Setted: 1/10</text:p>
      <text:p text:style-name="Standard"><text:s text:c="8"/>Possibilities:</text:p>
      <text:p text:style-name="Standard"><text:s text:c="9"/>- 30</text:p>
      <text:p text:style-name="Standard"><text:s text:c="9"/>- 25</text:p>
      <text:p text:style-name="Standard"><text:s text:c="9"/>- 20</text:p>
      <text:p text:style-name="Standard"><text:s text:c="9"/>- 15</text:p>
      <text:p text:style-name="Standard"><text:s text:c="9"/>- 13</text:p>
      <text:p text:style-name="Standard"><text:s text:c="9"/>- 10.3</text:p>
      <text:p text:style-name="Standard"><text:s text:c="9"/>- 8</text:p>
      <text:p text:style-name="Standard"><text:s text:c="9"/>- 6.3</text:p>
      <text:p text:style-name="Standard"><text:s text:c="9"/>- 5</text:p>
      <text:p text:style-name="Standard"><text:s text:c="9"/>- 4</text:p>
      <text:p text:style-name="Standard"><text:s text:c="9"/>- 3.2</text:p>
      <text:p text:style-name="Standard"><text:s text:c="9"/>- 2.5</text:p>
      <text:p text:style-name="Standard"><text:s text:c="9"/>- 2</text:p>
      <text:p text:style-name="Standard"><text:s text:c="9"/>- 1.6</text:p>
      <text:p text:style-name="Standard"><text:s text:c="9"/>- 1.3</text:p>
      <text:p text:style-name="Standard"><text:s text:c="9"/>- 1</text:p>
      <text:p text:style-name="Standard"><text:s text:c="9"/>- 0.8</text:p>
      <text:p text:style-name="Standard"><text:s text:c="9"/>- 0.6</text:p>
      <text:p text:style-name="Standard"><text:s text:c="9"/>- 0.5</text:p>
      <text:p text:style-name="Standard"><text:s text:c="9"/>- 0.4</text:p>
      <text:p text:style-name="Standard"><text:s text:c="9"/>- 0.3</text:p>
      <text:p text:style-name="Standard"><text:s text:c="9"/>- 1/4</text:p>
      <text:p text:style-name="Standard"><text:s text:c="9"/>- 1/5</text:p>
      <text:p text:style-name="Standard"><text:s text:c="9"/>- 1/6</text:p>
      <text:p text:style-name="Standard"><text:s text:c="9"/>- 1/8</text:p>
      <text:p text:style-name="Standard"><text:s text:c="9"/>- 1/10</text:p>
      <text:p text:style-name="Standard"><text:s text:c="9"/>- 1/13</text:p>
      <text:p text:style-name="Standard"><text:s text:c="9"/>- 1/15</text:p>
      <text:p text:style-name="Standard"><text:s text:c="9"/>- 1/20</text:p>
      <text:p text:style-name="Standard"><text:s text:c="9"/>- 1/25</text:p>
      <text:p text:style-name="Standard"><text:s text:c="9"/>- 1/30</text:p>
      <text:p text:style-name="Standard"><text:s text:c="9"/>- 1/40</text:p>
      <text:p text:style-name="Standard"><text:s text:c="9"/>- 1/50</text:p>
      <text:p text:style-name="Standard"><text:s text:c="9"/>- 1/60</text:p>
      <text:p text:style-name="Standard"><text:soft-page-break/><text:s text:c="9"/>- 1/80</text:p>
      <text:p text:style-name="Standard"><text:s text:c="9"/>- 1/100</text:p>
      <text:p text:style-name="Standard"><text:s text:c="9"/>- 1/125</text:p>
      <text:p text:style-name="Standard"><text:s text:c="9"/>- 1/160</text:p>
      <text:p text:style-name="Standard"><text:s text:c="9"/>- 1/200</text:p>
      <text:p text:style-name="Standard"><text:s text:c="9"/>- 1/250</text:p>
      <text:p text:style-name="Standard"><text:s text:c="9"/>- 1/320</text:p>
      <text:p text:style-name="Standard"><text:s text:c="9"/>- 1/400</text:p>
      <text:p text:style-name="Standard"><text:s text:c="9"/>- 1/500</text:p>
      <text:p text:style-name="Standard"><text:s text:c="9"/>- 1/640</text:p>
      <text:p text:style-name="Standard"><text:s text:c="9"/>- 1/800</text:p>
      <text:p text:style-name="Standard"><text:s text:c="9"/>- 1/1000</text:p>
      <text:p text:style-name="Standard"><text:s text:c="9"/>- 1/1250</text:p>
      <text:p text:style-name="Standard"><text:s text:c="9"/>- 1/1600</text:p>
      <text:p text:style-name="Standard"><text:s text:c="9"/>- 1/2000</text:p>
      <text:p text:style-name="Standard"><text:s text:c="9"/>- 1/2500</text:p>
      <text:p text:style-name="Standard"><text:s text:c="9"/>- 1/3200</text:p>
      <text:p text:style-name="Standard"><text:s text:c="9"/>- 1/4000</text:p>
      <text:p text:style-name="Standard"><text:s text:c="9"/>- 1/5000</text:p>
      <text:p text:style-name="Standard"><text:s text:c="9"/>- 1/6400</text:p>
      <text:p text:style-name="Standard"><text:s text:c="9"/>- 1/8000</text:p>
      <text:p text:style-name="Standard"/>
      <text:p text:style-name="Standard"><text:s text:c="4"/>* Metering Mode -- meteringmode</text:p>
      <text:p text:style-name="Standard"><text:s text:c="8"/>Setted: Center-weighted average</text:p>
      <text:p text:style-name="Standard"><text:s text:c="8"/>Possibilities:</text:p>
      <text:p text:style-name="Standard"><text:s text:c="9"/>- Evaluative</text:p>
      <text:p text:style-name="Standard"><text:s text:c="9"/>- Partial</text:p>
      <text:p text:style-name="Standard"><text:s text:c="9"/>- Spot</text:p>
      <text:p text:style-name="Standard"><text:s text:c="9"/>- Center-weighted average</text:p>
      <text:p text:style-name="Standard"/>
      <text:p text:style-name="Standard"><text:s text:c="4"/>* Live View Size -- liveviewsize</text:p>
      <text:p text:style-name="Standard"><text:s text:c="8"/>Setted: val 0</text:p>
      <text:p text:style-name="Standard"><text:s text:c="8"/>Possibilities:</text:p>
      <text:p text:style-name="Standard"><text:s text:c="9"/>- Large</text:p>
      <text:p text:style-name="Standard"><text:s text:c="9"/>- Medium</text:p>
      <text:p text:style-name="Standard"><text:s text:c="9"/>- Small</text:p>
      <text:p text:style-name="Standard"/>
      <text:p text:style-name="Standard"><text:s text:c="4"/>* Bracket Mode -- bracketmode</text:p>
      <text:p text:style-name="Standard"><text:s text:c="8"/>Setted: Unknown value 0000</text:p>
      <text:p text:style-name="Standard"><text:s text:c="8"/>Possibilities:</text:p>
      <text:p text:style-name="Standard"><text:s text:c="9"/>- Unknown value 0000</text:p>
      <text:p text:style-name="Standard"/>
      <text:p text:style-name="Standard"><text:s text:c="4"/>* Auto Exposure Bracketing -- aeb</text:p>
      <text:p text:style-name="Standard"><text:s text:c="8"/>Setted: off</text:p>
      <text:p text:style-name="Standard"><text:s text:c="8"/>Possibilities:</text:p>
      <text:p text:style-name="Standard"><text:s text:c="9"/>- off</text:p>
      <text:p text:style-name="Standard"><text:s text:c="9"/>- +/- 1/3</text:p>
      <text:p text:style-name="Standard"><text:s text:c="9"/>- +/- 2/3</text:p>
      <text:p text:style-name="Standard"><text:s text:c="9"/>- +/- 1</text:p>
      <text:p text:style-name="Standard"><text:s text:c="9"/>- +/- 1 1/3</text:p>
      <text:p text:style-name="Standard"><text:s text:c="9"/>- +/- 1 2/3</text:p>
      <text:p text:style-name="Standard"><text:s text:c="9"/>- +/- 2</text:p>
      <text:p text:style-name="Standard"><text:soft-page-break/><text:s text:c="9"/>- +/- 2 1/3</text:p>
      <text:p text:style-name="Standard"><text:s text:c="9"/>- +/- 2 2/3</text:p>
      <text:p text:style-name="Standard"><text:s text:c="9"/>- +/- 3</text:p>
      <text:p text:style-name="Standard"/>
      <text:p text:style-name="Standard"><text:s text:c="4"/>* Auto Lighting Optimization -- alomode</text:p>
      <text:p text:style-name="Standard"><text:s text:c="8"/>Setted: x3</text:p>
      <text:p text:style-name="Standard"><text:s text:c="8"/>Possibilities:</text:p>
      <text:p text:style-name="Standard"><text:s text:c="9"/>- x3</text:p>
      <text:p text:style-name="Standard"/>
      <text:p text:style-name="Standard"/>
      <text:p text:style-name="Standard"># Other PTP Device Properties other</text:p>
      <text:p text:style-name="Standard"><text:s text:c="4"/>* PTP Property 0xd402 -- d402</text:p>
      <text:p text:style-name="Standard"><text:s text:c="8"/>Setted: Canon EOS 5D Mark IV</text:p>
      <text:p text:style-name="Standard"><text:s text:c="8"/>Possibilities:</text:p>
      <text:p text:style-name="Standard"/>
      <text:p text:style-name="Standard"><text:s text:c="4"/>* PTP Property 0xd407 -- d407</text:p>
      <text:p text:style-name="Standard"><text:s text:c="8"/>Setted: 1</text:p>
      <text:p text:style-name="Standard"><text:s text:c="8"/>Possibilities:</text:p>
      <text:p text:style-name="Standard"/>
      <text:p text:style-name="Standard"><text:s text:c="4"/>* PTP Property 0xd406 -- d406</text:p>
      <text:p text:style-name="Standard"><text:s text:c="8"/>Setted: Unknown Initiator</text:p>
      <text:p text:style-name="Standard"><text:s text:c="8"/>Possibilities:</text:p>
      <text:p text:style-name="Standard"/>
      <text:p text:style-name="Standard"><text:s text:c="4"/>* PTP Property 0xd303 -- d303</text:p>
      <text:p text:style-name="Standard"><text:s text:c="8"/>Setted: 1</text:p>
      <text:p text:style-name="Standard"><text:s text:c="8"/>Possibilities:</text:p>
      <text:p text:style-name="Standard"/>
      <text:p text:style-name="Standard"><text:s text:c="4"/>* Battery Level -- 5001</text:p>
      <text:p text:style-name="Standard"><text:s text:c="8"/>Setted: 100</text:p>
      <text:p text:style-name="Standard"><text:s text:c="8"/>Possibilities:</text:p>
      <text:p text:style-name="Standard"><text:s text:c="9"/>- 100</text:p>
      <text:p text:style-name="Standard"><text:s text:c="9"/>- 0</text:p>
      <text:p text:style-name="Standard"><text:s text:c="9"/>- 75</text:p>
      <text:p text:style-name="Standard"><text:s text:c="9"/>- 0</text:p>
      <text:p text:style-name="Standard"><text:s text:c="9"/>- 50</text:p>
      <text:p text:style-name="Standard"/>
      <text:p text:style-name="Standard"/>
      <text:p text:style-name="Standard"/>
      <text:p text:style-name="Standard">Process finished with exit code 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0T16:35:49.454340940</meta:creation-date>
    <dc:date>2022-01-20T20:05:43.412374496</dc:date>
    <meta:editing-duration>PT8M22S</meta:editing-duration>
    <meta:editing-cycles>1</meta:editing-cycles>
    <meta:document-statistic meta:table-count="0" meta:image-count="0" meta:object-count="0" meta:page-count="16" meta:paragraph-count="731" meta:word-count="2158" meta:character-count="16117" meta:non-whitespace-character-count="8711"/>
    <meta:generator>LibreOffice/6.0.7.3$Linux_X86_64 LibreOffice_project/00m0$Build-3</meta:generator>
  </office:meta>
</office:document-meta>
</file>